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erif1" svg:font-family="'Liberation Serif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solid" draw:fill-color="#aea79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svg:stroke-width="0.008cm" svg:stroke-color="#000000" svg:stroke-opacity="100%" draw:stroke-linejoin="round" draw:fill="none" draw:fit-to-size="shrink-to-fit" style:shrink-to-fit="true" fo:padding-top="0cm" fo:padding-bottom="0cm" fo:padding-left="0cm" fo:padding-right="0cm" draw:shadow="hidden"/>
      <style:paragraph-properties style:writing-mode="lr-tb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solid" svg:stroke-width="0.008cm" svg:stroke-color="#333333" svg:stroke-opacity="100%" draw:stroke-linejoin="round" draw:fill="solid" draw:fill-color="#2c001e" fo:padding-top="0.129cm" fo:padding-bottom="0.129cm" fo:padding-left="0.254cm" fo:padding-right="0.254cm" draw:shadow="hidden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wrap-option="wrap"/>
      <style:paragraph-properties style:writing-mode="lr-tb"/>
    </style:style>
    <style:style style:name="gr8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none" fo:padding-top="0.135cm" fo:padding-bottom="0.135cm" fo:padding-left="0.26cm" fo:padding-right="0.26cm" draw:shadow="hidden"/>
    </style:style>
    <style:style style:name="gr9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width="0.02cm" svg:stroke-color="#000000" draw:marker-start-width="0.218cm" draw:marker-end-width="0.218cm" svg:stroke-opacity="100%" draw:stroke-linejoin="round" draw:fill="none" draw:fit-to-size="shrink-to-fit" style:shrink-to-fit="true" fo:padding-top="0cm" fo:padding-bottom="0cm" fo:padding-left="0cm" fo:padding-right="0cm" draw:shadow="hidden"/>
      <style:paragraph-properties style:writing-mode="lr-tb"/>
    </style:style>
    <style:style style:name="gr13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dddddd" fo:padding-top="0.135cm" fo:padding-bottom="0.135cm" fo:padding-left="0.26cm" fo:padding-right="0.26cm" draw:shadow="hidden"/>
    </style:style>
    <style:style style:name="gr14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666666" fo:padding-top="0.135cm" fo:padding-bottom="0.135cm" fo:padding-left="0.26cm" fo:padding-right="0.26cm" draw:shadow="hidden"/>
    </style:style>
    <style:style style:name="gr15" style:family="graphic" style:parent-style-name="standard">
      <style:graphic-properties draw:stroke="solid" svg:stroke-width="0.02cm" svg:stroke-color="#333333" draw:marker-start-width="0.218cm" draw:marker-end-width="0.218cm" svg:stroke-opacity="100%" draw:stroke-linejoin="round" draw:fill="solid" draw:fill-color="#dddddd" fo:padding-top="0.135cm" fo:padding-bottom="0.135cm" fo:padding-left="0.26cm" fo:padding-right="0.26cm" draw:shadow="hidden"/>
    </style:style>
    <style:style style:name="gr16" style:family="graphic" style:parent-style-name="standard">
      <style:graphic-properties draw:stroke="solid" svg:stroke-width="0.02cm" svg:stroke-color="#000000" draw:marker-start-width="0.218cm" draw:marker-end-width="0.218cm" svg:stroke-opacity="100%" draw:stroke-linejoin="round" draw:fill="solid" draw:fill-color="#666666" fo:padding-top="0.135cm" fo:padding-bottom="0.135cm" fo:padding-left="0.26cm" fo:padding-right="0.26cm" draw:shadow="hidden"/>
    </style:style>
    <style:style style:name="gr17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objectwithoutfill">
      <style:graphic-properties draw:stroke="dash" draw:stroke-dash="Fine_20_Dashed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21" style:family="graphic" style:parent-style-name="standard">
      <style:graphic-properties draw:stroke="none" draw:fill="none" fo:min-height="0.548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aea79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2c001e"/>
    </style:style>
    <style:style style:name="P6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  <style:text-properties style:font-name="Bitstream Charter"/>
    </style:style>
    <style:style style:name="P8" style:family="paragraph">
      <loext:graphic-properties draw:fill="none"/>
      <style:paragraph-properties fo:text-align="center"/>
      <style:text-properties style:font-name="Symbol"/>
    </style:style>
    <style:style style:name="P9" style:family="paragraph">
      <loext:graphic-properties draw:fill-color="#ffffcc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  <style:paragraph-properties fo:text-align="center"/>
      <style:text-properties style:font-name="Liberation Serif"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style:font-name="Courier New"/>
    </style:style>
    <style:style style:name="P13" style:family="paragraph">
      <loext:graphic-properties draw:fill="none"/>
      <style:paragraph-properties fo:text-align="center"/>
      <style:text-properties style:font-name="Symbol1"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style:font-name="Liberation Serif"/>
    </style:style>
    <style:style style:name="P15" style:family="paragraph">
      <loext:graphic-properties draw:fill="none"/>
      <style:paragraph-properties fo:text-align="center"/>
      <style:text-properties style:font-name="Arial"/>
    </style:style>
    <style:style style:name="P16" style:family="paragraph">
      <loext:graphic-properties draw:fill="none"/>
      <style:paragraph-properties fo:text-align="center"/>
      <style:text-properties style:font-name="Liberation Serif" fo:font-size="14pt" style:font-size-asian="14pt" style:font-size-complex="14pt"/>
    </style:style>
    <style:style style:name="P17" style:family="paragraph">
      <loext:graphic-properties draw:fill="solid" draw:fill-color="#dddddd"/>
    </style:style>
    <style:style style:name="P18" style:family="paragraph">
      <loext:graphic-properties draw:fill="solid" draw:fill-color="#666666"/>
    </style:style>
    <style:style style:name="P19" style:family="paragraph">
      <loext:graphic-properties draw:fill="none"/>
      <style:text-properties fo:font-size="10pt"/>
    </style:style>
    <style:style style:name="P20" style:family="paragraph">
      <loext:graphic-properties draw:fill="none"/>
      <style:paragraph-properties fo:text-align="center"/>
      <style:text-properties style:font-name="Bitstream Charter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style:font-name="Bitstream Charter" fo:font-size="10pt" style:font-size-asian="10pt" style:font-size-complex="10pt"/>
    </style:style>
    <style:style style:name="P22" style:family="paragraph">
      <style:text-properties fo:font-size="8pt" style:font-size-asian="8pt" style:font-size-complex="8pt"/>
    </style:style>
    <style:style style:name="P23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Bitstream Charter"/>
    </style:style>
    <style:style style:name="T3" style:family="text">
      <style:text-properties style:font-name="Symbol"/>
    </style:style>
    <style:style style:name="T4" style:family="text">
      <style:text-properties style:text-position="sub 58%" style:font-name="Bitstream Charter" fo:font-size="18pt" style:font-size-asian="18pt" style:font-size-complex="18pt"/>
    </style:style>
    <style:style style:name="T5" style:family="text">
      <style:text-properties style:font-name="Liberation Serif" fo:font-size="15pt" style:font-size-asian="15pt" style:font-size-complex="15pt"/>
    </style:style>
    <style:style style:name="T6" style:family="text"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ymbol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Liberation Serif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Symbol1" fo:font-size="14pt" style:font-size-asian="14pt" style:font-size-complex="14pt"/>
    </style:style>
    <style:style style:name="T11" style:family="text">
      <style:text-properties style:font-name="Liberation Serif"/>
    </style:style>
    <style:style style:name="T12" style:family="text">
      <style:text-properties style:font-name="Ari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style:text-line-through-type="none" style:text-position="33% 58%" style:font-name="Liberation Serif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268cm" svg:height="0.198cm" svg:x="3.3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3.608cm" svg:y="6.2cm" svg:viewBox="0 0 269 199" draw:points="0,199 269,199 269,0 0,0">
            <text:p/>
          </draw:polygon>
        </draw:g>
        <draw:g>
          <draw:polygon draw:style-name="gr2" draw:text-style-name="P2" draw:layer="layout" svg:width="0.268cm" svg:height="0.198cm" svg:x="4.145cm" svg:y="6.2cm" svg:viewBox="0 0 269 199" draw:points="0,199 269,199 269,0 0,0">
            <text:p/>
          </draw:polygon>
        </draw:g>
        <draw:g>
          <draw:polygon draw:style-name="gr2" draw:text-style-name="P2" draw:layer="layout" svg:width="0.268cm" svg:height="0.198cm" svg:x="4.413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4.681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4.949cm" svg:y="6.2cm" svg:viewBox="0 0 269 199" draw:points="0,199 269,199 269,0 0,0">
            <text:p/>
          </draw:polygon>
        </draw:g>
        <draw:g>
          <draw:polygon draw:style-name="gr3" draw:text-style-name="P4" draw:layer="layout" svg:width="0.268cm" svg:height="0.198cm" svg:x="5.217cm" svg:y="6.2cm" svg:viewBox="0 0 269 199" draw:points="0,199 269,199 269,0 0,0">
            <text:p text:style-name="P3">...</text:p>
          </draw:polygon>
        </draw:g>
        <draw:g>
          <draw:polygon draw:style-name="gr1" draw:text-style-name="P1" draw:layer="layout" svg:width="0.268cm" svg:height="0.198cm" svg:x="5.486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5.75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022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29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558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6.827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095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363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7.631cm" svg:y="6.201cm" svg:viewBox="0 0 269 199" draw:points="0,199 269,199 269,0 0,0">
            <text:p/>
          </draw:polygon>
        </draw:g>
        <draw:g>
          <draw:path draw:style-name="gr4" draw:text-style-name="P1" draw:layer="layout" svg:width="0.2cm" svg:height="0.1cm" svg:x="2.8cm" svg:y="6.201cm" svg:viewBox="0 0 201 101" svg:d="M0 0c0 19 4 34 13 51 10 16 21 27 37 36 16 10 32 14 50 14h1c18 0 34-4 50-14 16-9 27-20 37-36 9-17 13-32 13-51">
            <text:p/>
          </draw:path>
          <draw:line draw:style-name="gr4" draw:text-style-name="P1" draw:layer="layout" svg:x1="2.9cm" svg:y1="6.4cm" svg:x2="2.9cm" svg:y2="6.221cm">
            <text:p/>
          </draw:line>
        </draw:g>
        <draw:g>
          <draw:polygon draw:style-name="gr1" draw:text-style-name="P1" draw:layer="layout" svg:width="0.268cm" svg:height="0.198cm" svg:x="7.634cm" svg:y="6.2cm" svg:viewBox="0 0 269 199" draw:points="0,199 269,199 269,0 0,0">
            <text:p/>
          </draw:polygon>
        </draw:g>
        <draw:g>
          <draw:polygon draw:style-name="gr5" draw:text-style-name="P5" draw:layer="layout" svg:width="0.268cm" svg:height="0.198cm" svg:x="8.17cm" svg:y="6.2cm" svg:viewBox="0 0 269 199" draw:points="0,199 269,199 269,0 0,0">
            <text:p/>
          </draw:polygon>
        </draw:g>
        <draw:g>
          <draw:polygon draw:style-name="gr5" draw:text-style-name="P5" draw:layer="layout" svg:width="0.268cm" svg:height="0.198cm" svg:x="8.439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8.707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8.975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243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511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9.78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048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316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584cm" svg:y="6.2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0.852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121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389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657cm" svg:y="6.201cm" svg:viewBox="0 0 269 199" draw:points="0,199 269,199 269,0 0,0">
            <text:p/>
          </draw:polygon>
        </draw:g>
        <draw:g>
          <draw:polygon draw:style-name="gr1" draw:text-style-name="P1" draw:layer="layout" svg:width="0.268cm" svg:height="0.198cm" svg:x="11.925cm" svg:y="6.201cm" svg:viewBox="0 0 269 199" draw:points="0,199 269,199 269,0 0,0">
            <text:p/>
          </draw:polygon>
        </draw:g>
        <draw:line draw:style-name="gr6" draw:text-style-name="P4" draw:layer="layout" svg:x1="6.024cm" svg:y1="6.7cm" svg:x2="6.024cm" svg:y2="6.1cm">
          <text:p/>
        </draw:line>
        <draw:g>
          <draw:g>
            <draw:line draw:style-name="gr6" draw:text-style-name="P4" draw:layer="layout" svg:x1="7.626cm" svg:y1="6.496cm" svg:x2="7.739cm" svg:y2="6.546cm">
              <text:p/>
            </draw:line>
            <draw:line draw:style-name="gr6" draw:text-style-name="P4" draw:layer="layout" svg:x1="8.301cm" svg:y1="6.546cm" svg:x2="7.739cm" svg:y2="6.546cm">
              <text:p/>
            </draw:line>
            <draw:line draw:style-name="gr6" draw:text-style-name="P4" draw:layer="layout" svg:x1="8.413cm" svg:y1="6.596cm" svg:x2="8.3cm" svg:y2="6.546cm">
              <text:p/>
            </draw:line>
          </draw:g>
          <draw:g>
            <draw:line draw:style-name="gr6" draw:text-style-name="P4" draw:layer="layout" svg:x1="8.413cm" svg:y1="6.596cm" svg:x2="8.526cm" svg:y2="6.546cm">
              <text:p/>
            </draw:line>
            <draw:line draw:style-name="gr6" draw:text-style-name="P4" draw:layer="layout" svg:x1="9.088cm" svg:y1="6.546cm" svg:x2="8.526cm" svg:y2="6.546cm">
              <text:p/>
            </draw:line>
            <draw:line draw:style-name="gr6" draw:text-style-name="P4" draw:layer="layout" svg:x1="9.2cm" svg:y1="6.496cm" svg:x2="9.087cm" svg:y2="6.546cm">
              <text:p/>
            </draw:line>
          </draw:g>
        </draw:g>
        <draw:g>
          <draw:g>
            <draw:line draw:style-name="gr6" draw:text-style-name="P4" draw:layer="layout" svg:x1="3.325cm" svg:y1="6.08cm" svg:x2="3.516cm" svg:y2="5.98cm">
              <text:p/>
            </draw:line>
            <draw:line draw:style-name="gr6" draw:text-style-name="P4" draw:layer="layout" svg:x1="4.471cm" svg:y1="5.98cm" svg:x2="3.516cm" svg:y2="5.98cm">
              <text:p/>
            </draw:line>
            <draw:line draw:style-name="gr6" draw:text-style-name="P4" draw:layer="layout" svg:x1="4.662cm" svg:y1="5.88cm" svg:x2="4.471cm" svg:y2="5.98cm">
              <text:p/>
            </draw:line>
          </draw:g>
          <draw:g>
            <draw:line draw:style-name="gr6" draw:text-style-name="P4" draw:layer="layout" svg:x1="4.663cm" svg:y1="5.88cm" svg:x2="4.854cm" svg:y2="5.98cm">
              <text:p/>
            </draw:line>
            <draw:line draw:style-name="gr6" draw:text-style-name="P4" draw:layer="layout" svg:x1="5.809cm" svg:y1="5.98cm" svg:x2="4.854cm" svg:y2="5.98cm">
              <text:p/>
            </draw:line>
            <draw:line draw:style-name="gr6" draw:text-style-name="P4" draw:layer="layout" svg:x1="6cm" svg:y1="6.08cm" svg:x2="5.809cm" svg:y2="5.98cm">
              <text:p/>
            </draw:line>
          </draw:g>
        </draw:g>
        <draw:g>
          <draw:polygon draw:style-name="gr3" draw:text-style-name="P6" draw:layer="layout" svg:width="0.333cm" svg:height="0.198cm" svg:x="4.491cm" svg:y="5.641cm" svg:viewBox="0 0 334 199" draw:points="0,199 334,199 334,0 0,0">
            <text:p text:style-name="P3"><text:span text:style-name="T1">$</text:span></text:p>
          </draw:polygon>
        </draw:g>
        <draw:g>
          <draw:polygon draw:style-name="gr3" draw:text-style-name="P6" draw:layer="layout" svg:width="0.384cm" svg:height="0.198cm" svg:x="8.237cm" svg:y="6.642cm" svg:viewBox="0 0 385 199" draw:points="0,199 385,199 385,0 0,0">
            <text:p text:style-name="P3"><text:span text:style-name="T1">Y$X</text:span></text:p>
          </draw:polygon>
        </draw:g>
        <draw:g>
          <draw:polygon draw:style-name="gr3" draw:text-style-name="P7" draw:layer="layout" svg:width="0.268cm" svg:height="0.198cm" svg:x="7.618cm" svg:y="5.985cm" svg:viewBox="0 0 269 199" draw:points="0,199 269,199 269,0 0,0">
            <text:p text:style-name="P3"><text:span text:style-name="T2">i</text:span></text:p>
          </draw:polygon>
        </draw:g>
        <draw:g>
          <draw:polygon draw:style-name="gr3" draw:text-style-name="P7" draw:layer="layout" svg:width="0.268cm" svg:height="0.198cm" svg:x="8.954cm" svg:y="5.986cm" svg:viewBox="0 0 269 199" draw:points="0,199 269,199 269,0 0,0">
            <text:p text:style-name="P3"><text:span text:style-name="T2">j</text:span></text:p>
          </draw:polygon>
        </draw:g>
        <draw:g>
          <draw:polygon draw:style-name="gr3" draw:text-style-name="P8" draw:layer="layout" svg:width="0.268cm" svg:height="0.198cm" svg:x="3.618cm" svg:y="5.986cm" svg:viewBox="0 0 269 199" draw:points="0,199 269,199 269,0 0,0">
            <text:p text:style-name="P3"><text:span text:style-name="T3">a</text:span></text:p>
          </draw:polygon>
        </draw:g>
        <draw:g>
          <draw:polygon draw:style-name="gr3" draw:text-style-name="P8" draw:layer="layout" svg:width="0.268cm" svg:height="0.198cm" svg:x="4.919cm" svg:y="5.987cm" svg:viewBox="0 0 269 199" draw:points="0,199 269,199 269,0 0,0">
            <text:p text:style-name="P3"><text:span text:style-name="T3">b</text:span></text:p>
          </draw:polygon>
        </draw:g>
        <draw:g>
          <draw:polygon draw:style-name="gr3" draw:text-style-name="P8" draw:layer="layout" svg:width="0.268cm" svg:height="0.198cm" svg:x="7.631cm" svg:y="6.2cm" svg:viewBox="0 0 269 199" draw:points="0,199 269,199 269,0 0,0">
            <text:p text:style-name="P3"><text:span text:style-name="T3">a</text:span></text:p>
          </draw:polygon>
        </draw:g>
        <draw:g>
          <draw:polygon draw:style-name="gr3" draw:text-style-name="P8" draw:layer="layout" svg:width="0.268cm" svg:height="0.198cm" svg:x="8.966cm" svg:y="6.201cm" svg:viewBox="0 0 269 199" draw:points="0,199 269,199 269,0 0,0">
            <text:p text:style-name="P3"><text:span text:style-name="T3">b</text:span></text:p>
          </draw:polygon>
        </draw:g>
        <draw:g>
          <draw:g>
            <draw:line draw:style-name="gr6" draw:text-style-name="P4" draw:layer="layout" svg:x1="3.6cm" svg:y1="6.5cm" svg:x2="3.715cm" svg:y2="6.55cm">
              <text:p/>
            </draw:line>
            <draw:line draw:style-name="gr6" draw:text-style-name="P4" draw:layer="layout" svg:x1="4.287cm" svg:y1="6.55cm" svg:x2="3.715cm" svg:y2="6.55cm">
              <text:p/>
            </draw:line>
            <draw:line draw:style-name="gr6" draw:text-style-name="P4" draw:layer="layout" svg:x1="4.4cm" svg:y1="6.6cm" svg:x2="4.285cm" svg:y2="6.55cm">
              <text:p/>
            </draw:line>
          </draw:g>
          <draw:g>
            <draw:line draw:style-name="gr6" draw:text-style-name="P4" draw:layer="layout" svg:x1="4.4cm" svg:y1="6.6cm" svg:x2="4.515cm" svg:y2="6.55cm">
              <text:p/>
            </draw:line>
            <draw:line draw:style-name="gr6" draw:text-style-name="P4" draw:layer="layout" svg:x1="5.087cm" svg:y1="6.55cm" svg:x2="4.515cm" svg:y2="6.55cm">
              <text:p/>
            </draw:line>
            <draw:line draw:style-name="gr6" draw:text-style-name="P4" draw:layer="layout" svg:x1="5.2cm" svg:y1="6.5cm" svg:x2="5.085cm" svg:y2="6.55cm">
              <text:p/>
            </draw:line>
          </draw:g>
        </draw:g>
        <draw:g>
          <draw:polygon draw:style-name="gr3" draw:text-style-name="P6" draw:layer="layout" svg:width="0.39cm" svg:height="0.198cm" svg:x="4.221cm" svg:y="6.646cm" svg:viewBox="0 0 391 199" draw:points="0,199 391,199 391,0 0,0">
            <text:p text:style-name="P3"><text:span text:style-name="T1">$XY</text:span></text:p>
          </draw:polygon>
        </draw:g>
        <draw:g>
          <draw:polygon draw:style-name="gr3" draw:text-style-name="P4" draw:layer="layout" svg:width="0.268cm" svg:height="0.198cm" svg:x="3.883cm" svg:y="6.201cm" svg:viewBox="0 0 269 199" draw:points="0,199 269,199 269,0 0,0">
            <text:p text:style-name="P3">...</text:p>
          </draw:polygon>
        </draw:g>
        <draw:g>
          <draw:polygon draw:style-name="gr3" draw:text-style-name="P7" draw:layer="layout" svg:width="1.999cm" svg:height="0.198cm" svg:x="4.1cm" svg:y="6.9cm" svg:viewBox="0 0 2000 199" draw:points="0,199 2000,199 2000,0 0,0">
            <text:p text:style-name="P3"><text:span text:style-name="T3">[a</text:span><text:span text:style-name="T2">',</text:span><text:span text:style-name="T3">b</text:span><text:span text:style-name="T2">'</text:span><text:span text:style-name="T3">]=</text:span><text:span text:style-name="T2">WM.report([</text:span><text:span text:style-name="T3">a</text:span><text:span text:style-name="T2">,</text:span><text:span text:style-name="T3">b]</text:span><text:span text:style-name="T2">,[t</text:span><text:span text:style-name="T4">1</text:span><text:span text:style-name="T2">,t</text:span><text:span text:style-name="T4">2</text:span><text:span text:style-name="T2">])</text:span></text:p>
          </draw:polygon>
        </draw:g>
        <draw:g>
          <draw:polygon draw:style-name="gr3" draw:text-style-name="P8" draw:layer="layout" svg:width="0.268cm" svg:height="0.198cm" svg:x="4.158cm" svg:y="6.375cm" svg:viewBox="0 0 269 199" draw:points="0,199 269,199 269,0 0,0">
            <text:p text:style-name="P3"><text:span text:style-name="T3">a</text:span><text:span text:style-name="T2">'</text:span></text:p>
          </draw:polygon>
        </draw:g>
        <draw:g>
          <draw:polygon draw:style-name="gr3" draw:text-style-name="P8" draw:layer="layout" svg:width="0.268cm" svg:height="0.198cm" svg:x="4.419cm" svg:y="6.376cm" svg:viewBox="0 0 269 199" draw:points="0,199 269,199 269,0 0,0">
            <text:p text:style-name="P3"><text:span text:style-name="T3">b</text:span><text:span text:style-name="T2">'</text:span></text:p>
          </draw:polygon>
        </draw:g>
        <draw:g>
          <draw:polygon draw:style-name="gr3" draw:text-style-name="P4" draw:layer="layout" svg:width="0.268cm" svg:height="0.198cm" svg:x="7.898cm" svg:y="6.202cm" svg:viewBox="0 0 269 199" draw:points="0,199 269,199 269,0 0,0">
            <text:p text:style-name="P3">...</text:p>
          </draw:polygon>
        </draw:g>
        <draw:g>
          <draw:polygon draw:style-name="gr3" draw:text-style-name="P8" draw:layer="layout" svg:width="0.268cm" svg:height="0.198cm" svg:x="8.179cm" svg:y="6.375cm" svg:viewBox="0 0 269 199" draw:points="0,199 269,199 269,0 0,0">
            <text:p text:style-name="P3"><text:span text:style-name="T2">i'</text:span></text:p>
          </draw:polygon>
        </draw:g>
        <draw:g>
          <draw:polygon draw:style-name="gr3" draw:text-style-name="P8" draw:layer="layout" svg:width="0.268cm" svg:height="0.198cm" svg:x="8.44cm" svg:y="6.376cm" svg:viewBox="0 0 269 199" draw:points="0,199 269,199 269,0 0,0">
            <text:p text:style-name="P3"><text:span text:style-name="T2">j'</text:span></text:p>
          </draw:polygon>
        </draw:g>
        <draw:custom-shape draw:style-name="gr7" draw:text-style-name="P9" draw:layer="layout" svg:width="0.2cm" svg:height="0.2cm" svg:x="7.9cm" svg:y="6.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3.6cm" svg:y="6.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3.901cm" svg:y="6.901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2cm" svg:height="0.2cm" svg:x="8.301cm" svg:y="5.901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8" draw:text-style-name="P1" draw:layer="layout" svg:width="0.489cm" svg:height="0.375cm" svg:x="3.779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4.267cm" svg:y="10.798cm" svg:viewBox="0 0 490 376" draw:points="0,376 490,376 490,0 0,0">
            <text:p/>
          </draw:polygon>
        </draw:g>
        <draw:g>
          <draw:polygon draw:style-name="gr9" draw:text-style-name="P10" draw:layer="layout" svg:width="0.489cm" svg:height="0.375cm" svg:x="5.245cm" svg:y="10.798cm" svg:viewBox="0 0 490 376" draw:points="0,376 490,376 490,0 0,0">
            <text:p/>
          </draw:polygon>
        </draw:g>
        <draw:g>
          <draw:polygon draw:style-name="gr9" draw:text-style-name="P10" draw:layer="layout" svg:width="0.489cm" svg:height="0.375cm" svg:x="5.73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221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709cm" svg:y="10.798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7.197cm" svg:y="10.798cm" svg:viewBox="0 0 490 376" draw:points="0,376 490,376 490,0 0,0">
            <text:p text:style-name="P3">...</text:p>
          </draw:polygon>
        </draw:g>
        <draw:g>
          <draw:polygon draw:style-name="gr8" draw:text-style-name="P1" draw:layer="layout" svg:width="0.489cm" svg:height="0.375cm" svg:x="7.686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174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662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1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638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128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616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104cm" svg:y="10.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2cm" svg:y="10.8cm" svg:viewBox="0 0 490 376" draw:points="0,376 490,376 490,0 0,0">
            <text:p/>
          </draw:polygon>
        </draw:g>
        <draw:g>
          <draw:path draw:style-name="gr4" draw:text-style-name="P1" draw:layer="layout" svg:width="0.365cm" svg:height="0.19cm" svg:x="3.196cm" svg:y="10.8cm" svg:viewBox="0 0 366 191" svg:d="M0 0c0 36 7 64 24 96 18 31 38 51 67 68 29 19 58 27 91 27h2c33 0 62-8 91-27 29-17 49-37 67-68 17-32 24-60 24-96">
            <text:p/>
          </draw:path>
          <draw:line draw:style-name="gr4" draw:text-style-name="P1" draw:layer="layout" svg:x1="3.378cm" svg:y1="11.176cm" svg:x2="3.378cm" svg:y2="10.838cm">
            <text:p/>
          </draw:line>
        </draw:g>
        <draw:g>
          <draw:polygon draw:style-name="gr8" draw:text-style-name="P1" draw:layer="layout" svg:width="0.489cm" svg:height="0.375cm" svg:x="11.597cm" svg:y="10.798cm" svg:viewBox="0 0 490 376" draw:points="0,376 490,376 490,0 0,0">
            <text:p/>
          </draw:polygon>
        </draw:g>
        <draw:g>
          <draw:polygon draw:style-name="gr10" draw:text-style-name="P10" draw:layer="layout" svg:width="0.489cm" svg:height="0.375cm" svg:x="12.573cm" svg:y="10.798cm" svg:viewBox="0 0 490 376" draw:points="0,376 490,376 490,0 0,0">
            <text:p/>
          </draw:polygon>
        </draw:g>
        <draw:g>
          <draw:polygon draw:style-name="gr10" draw:text-style-name="P10" draw:layer="layout" svg:width="0.489cm" svg:height="0.375cm" svg:x="13.06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3.551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039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527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01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505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993cm" svg:y="10.798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6.481cm" svg:y="10.798cm" svg:viewBox="0 0 490 376" draw:points="0,376 490,376 490,0 0,0">
            <text:p/>
          </draw:polygon>
        </draw:g>
        <draw:g>
          <draw:g>
            <draw:line draw:style-name="gr11" draw:text-style-name="P4" draw:layer="layout" svg:x1="11.628cm" svg:y1="10.487cm" svg:x2="11.834cm" svg:y2="10.388cm">
              <text:p/>
            </draw:line>
            <draw:line draw:style-name="gr11" draw:text-style-name="P4" draw:layer="layout" svg:x1="12.857cm" svg:y1="10.387cm" svg:x2="11.834cm" svg:y2="10.387cm">
              <text:p/>
            </draw:line>
            <draw:line draw:style-name="gr11" draw:text-style-name="P4" draw:layer="layout" svg:x1="13.061cm" svg:y1="10.288cm" svg:x2="12.855cm" svg:y2="10.387cm">
              <text:p/>
            </draw:line>
          </draw:g>
          <draw:g>
            <draw:line draw:style-name="gr11" draw:text-style-name="P4" draw:layer="layout" svg:x1="13.061cm" svg:y1="10.288cm" svg:x2="13.267cm" svg:y2="10.387cm">
              <text:p/>
            </draw:line>
            <draw:line draw:style-name="gr11" draw:text-style-name="P4" draw:layer="layout" svg:x1="14.29cm" svg:y1="10.387cm" svg:x2="13.267cm" svg:y2="10.387cm">
              <text:p/>
            </draw:line>
            <draw:line draw:style-name="gr11" draw:text-style-name="P4" draw:layer="layout" svg:x1="14.494cm" svg:y1="10.487cm" svg:x2="14.288cm" svg:y2="10.388cm">
              <text:p/>
            </draw:line>
          </draw:g>
        </draw:g>
        <draw:g>
          <draw:g>
            <draw:line draw:style-name="gr11" draw:text-style-name="P4" draw:layer="layout" svg:x1="3.752cm" svg:y1="10.571cm" svg:x2="4.1cm" svg:y2="10.382cm">
              <text:p/>
            </draw:line>
            <draw:line draw:style-name="gr11" draw:text-style-name="P4" draw:layer="layout" svg:x1="5.839cm" svg:y1="10.382cm" svg:x2="4.1cm" svg:y2="10.382cm">
              <text:p/>
            </draw:line>
            <draw:line draw:style-name="gr11" draw:text-style-name="P4" draw:layer="layout" svg:x1="6.186cm" svg:y1="10.193cm" svg:x2="5.838cm" svg:y2="10.382cm">
              <text:p/>
            </draw:line>
          </draw:g>
          <draw:g>
            <draw:line draw:style-name="gr11" draw:text-style-name="P4" draw:layer="layout" svg:x1="6.188cm" svg:y1="10.193cm" svg:x2="6.536cm" svg:y2="10.382cm">
              <text:p/>
            </draw:line>
            <draw:line draw:style-name="gr11" draw:text-style-name="P4" draw:layer="layout" svg:x1="8.275cm" svg:y1="10.382cm" svg:x2="6.536cm" svg:y2="10.382cm">
              <text:p/>
            </draw:line>
            <draw:line draw:style-name="gr11" draw:text-style-name="P4" draw:layer="layout" svg:x1="8.623cm" svg:y1="10.571cm" svg:x2="8.275cm" svg:y2="10.382cm">
              <text:p/>
            </draw:line>
          </draw:g>
        </draw:g>
        <draw:g>
          <draw:polygon draw:style-name="gr3" draw:text-style-name="P11" draw:layer="layout" svg:width="0.607cm" svg:height="0.375cm" svg:x="5.875cm" svg:y="9.742cm" svg:viewBox="0 0 608 376" draw:points="0,376 608,376 608,0 0,0">
            <text:p text:style-name="P3"><text:span text:style-name="T5">$</text:span></text:p>
          </draw:polygon>
        </draw:g>
        <draw:g>
          <draw:polygon draw:style-name="gr3" draw:text-style-name="P11" draw:layer="layout" svg:width="0.7cm" svg:height="0.375cm" svg:x="12.82cm" svg:y="9.916cm" svg:viewBox="0 0 701 376" draw:points="0,376 701,376 701,0 0,0">
            <text:p text:style-name="P3"><text:span text:style-name="T5">[l..r] = bSearch(Y$X)</text:span></text:p>
          </draw:polygon>
        </draw:g>
        <draw:g>
          <draw:polygon draw:style-name="gr3" draw:text-style-name="P7" draw:layer="layout" svg:width="0.489cm" svg:height="0.375cm" svg:x="11.613cm" svg:y="10.466cm" svg:viewBox="0 0 490 376" draw:points="0,376 490,376 490,0 0,0">
            <text:p text:style-name="P3"><text:span text:style-name="T2">l</text:span></text:p>
          </draw:polygon>
        </draw:g>
        <draw:g>
          <draw:polygon draw:style-name="gr3" draw:text-style-name="P12" draw:layer="layout" svg:width="0.489cm" svg:height="0.375cm" svg:x="14.046cm" svg:y="10.434cm" svg:viewBox="0 0 490 376" draw:points="0,376 490,376 490,0 0,0">
            <text:p text:style-name="P3"><text:span text:style-name="T2">r</text:span></text:p>
          </draw:polygon>
        </draw:g>
        <draw:g>
          <draw:polygon draw:style-name="gr3" draw:text-style-name="P8" draw:layer="layout" svg:width="0.489cm" svg:height="0.375cm" svg:x="4.285cm" svg:y="11.094cm" svg:viewBox="0 0 490 376" draw:points="0,376 490,376 490,0 0,0">
            <text:p text:style-name="P3"><text:span text:style-name="T3">a</text:span></text:p>
          </draw:polygon>
        </draw:g>
        <draw:g>
          <draw:polygon draw:style-name="gr3" draw:text-style-name="P8" draw:layer="layout" svg:width="0.489cm" svg:height="0.375cm" svg:x="6.738cm" svg:y="11.129cm" svg:viewBox="0 0 490 376" draw:points="0,376 490,376 490,0 0,0">
            <text:p text:style-name="P3"><text:span text:style-name="T3">b</text:span></text:p>
          </draw:polygon>
        </draw:g>
        <draw:g>
          <draw:polygon draw:style-name="gr12" draw:text-style-name="P8" draw:layer="layout" svg:width="0.489cm" svg:height="0.375cm" svg:x="11.592cm" svg:y="10.798cm" svg:viewBox="0 0 490 376" draw:points="0,376 490,376 490,0 0,0">
            <text:p text:style-name="P3"><text:span text:style-name="T3">a</text:span></text:p>
          </draw:polygon>
        </draw:g>
        <draw:g>
          <draw:polygon draw:style-name="gr12" draw:text-style-name="P8" draw:layer="layout" svg:width="0.489cm" svg:height="0.375cm" svg:x="14.023cm" svg:y="10.8cm" svg:viewBox="0 0 490 376" draw:points="0,376 490,376 490,0 0,0">
            <text:p text:style-name="P3"><text:span text:style-name="T3">b</text:span></text:p>
          </draw:polygon>
        </draw:g>
        <draw:g>
          <draw:g>
            <draw:line draw:style-name="gr11" draw:text-style-name="P4" draw:layer="layout" svg:x1="4.253cm" svg:y1="11.52cm" svg:x2="4.462cm" svg:y2="11.614cm">
              <text:p/>
            </draw:line>
            <draw:line draw:style-name="gr11" draw:text-style-name="P4" draw:layer="layout" svg:x1="5.503cm" svg:y1="11.614cm" svg:x2="4.462cm" svg:y2="11.614cm">
              <text:p/>
            </draw:line>
            <draw:line draw:style-name="gr11" draw:text-style-name="P4" draw:layer="layout" svg:x1="5.709cm" svg:y1="11.708cm" svg:x2="5.5cm" svg:y2="11.614cm">
              <text:p/>
            </draw:line>
          </draw:g>
          <draw:g>
            <draw:line draw:style-name="gr11" draw:text-style-name="P4" draw:layer="layout" svg:x1="5.709cm" svg:y1="11.708cm" svg:x2="5.918cm" svg:y2="11.614cm">
              <text:p/>
            </draw:line>
            <draw:line draw:style-name="gr11" draw:text-style-name="P4" draw:layer="layout" svg:x1="6.96cm" svg:y1="11.614cm" svg:x2="5.919cm" svg:y2="11.614cm">
              <text:p/>
            </draw:line>
            <draw:line draw:style-name="gr11" draw:text-style-name="P4" draw:layer="layout" svg:x1="7.165cm" svg:y1="11.52cm" svg:x2="6.956cm" svg:y2="11.614cm">
              <text:p/>
            </draw:line>
          </draw:g>
        </draw:g>
        <draw:g>
          <draw:polygon draw:style-name="gr3" draw:text-style-name="P11" draw:layer="layout" svg:width="0.711cm" svg:height="0.375cm" svg:x="5.383cm" svg:y="11.723cm" svg:viewBox="0 0 712 376" draw:points="0,376 712,376 712,0 0,0">
            <text:p text:style-name="P3"><text:span text:style-name="T5">$XY</text:span></text:p>
          </draw:polygon>
        </draw:g>
        <draw:g>
          <draw:polygon draw:style-name="gr3" draw:text-style-name="P4" draw:layer="layout" svg:width="0.489cm" svg:height="0.375cm" svg:x="4.768cm" svg:y="10.8cm" svg:viewBox="0 0 490 376" draw:points="0,376 490,376 490,0 0,0">
            <text:p text:style-name="P3">...</text:p>
          </draw:polygon>
        </draw:g>
        <draw:g>
          <draw:polygon draw:style-name="gr3" draw:text-style-name="P13" draw:layer="layout" svg:width="3.536cm" svg:height="0.375cm" svg:x="5.463cm" svg:y="13.62cm" svg:viewBox="0 0 3537 376" draw:points="0,376 3537,376 3537,0 0,0">
            <text:p text:style-name="P3"><text:span text:style-name="T6">[</text:span><text:span text:style-name="T7">a</text:span><text:span text:style-name="T6">'..</text:span><text:span text:style-name="T7">b</text:span><text:span text:style-name="T6">']= count</text:span><text:span text:style-name="T8">t1,t2</text:span><text:span text:style-name="T9">(Icode ,</text:span><text:span text:style-name="T10">a</text:span><text:span text:style-name="T9">,</text:span><text:span text:style-name="T10">b</text:span><text:span text:style-name="T9">)</text:span></text:p>
          </draw:polygon>
        </draw:g>
        <draw:g>
          <draw:polygon draw:style-name="gr3" draw:text-style-name="P4" draw:layer="layout" svg:width="0.489cm" svg:height="0.375cm" svg:x="12.078cm" svg:y="10.802cm" svg:viewBox="0 0 490 376" draw:points="0,376 490,376 490,0 0,0">
            <text:p text:style-name="P3">...</text:p>
          </draw:polygon>
        </draw:g>
        <draw:g>
          <draw:polygon draw:style-name="gr3" draw:text-style-name="P14" draw:layer="layout" svg:width="0.489cm" svg:height="0.375cm" svg:x="12.59cm" svg:y="12.529cm" svg:viewBox="0 0 490 376" draw:points="0,376 490,376 490,0 0,0">
            <text:p text:style-name="P3"><text:span text:style-name="T11">l'</text:span></text:p>
          </draw:polygon>
        </draw:g>
        <draw:g>
          <draw:polygon draw:style-name="gr3" draw:text-style-name="P15" draw:layer="layout" svg:width="0.489cm" svg:height="0.375cm" svg:x="13.565cm" svg:y="12.53cm" svg:viewBox="0 0 490 376" draw:points="0,376 490,376 490,0 0,0">
            <text:p text:style-name="P3"><text:span text:style-name="T11">r</text:span><text:span text:style-name="T12">'</text:span></text:p>
          </draw:polygon>
        </draw:g>
        <draw:custom-shape draw:style-name="gr7" draw:text-style-name="P9" draw:layer="layout" svg:width="0.364cm" svg:height="0.378cm" svg:x="12.375cm" svg:y="9.89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8cm" svg:x="4.913cm" svg:y="11.708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7cm" svg:x="5.201cm" svg:y="13.623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364cm" svg:height="0.378cm" svg:x="12.836cm" svg:y="12.2cm">
          <text:p text:style-name="P3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16" draw:layer="layout" svg:width="3.036cm" svg:height="0.375cm" svg:x="13.263cm" svg:y="13.521cm" svg:viewBox="0 0 3037 376" draw:points="0,376 3037,376 3037,0 0,0">
            <text:p text:style-name="P3"><text:span text:style-name="T6">occs=count</text:span><text:span text:style-name="T8">t1,t2</text:span><text:span text:style-name="T6">(Icode ,</text:span><text:span text:style-name="T9">l',r')</text:span></text:p>
          </draw:polygon>
        </draw:g>
        <draw:custom-shape draw:style-name="gr7" draw:text-style-name="P9" draw:layer="layout" svg:width="0.364cm" svg:height="0.377cm" svg:x="12.801cm" svg:y="13.524cm">
          <text:p text:style-name="P3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8" draw:text-style-name="P1" draw:layer="layout" svg:width="0.489cm" svg:height="0.375cm" svg:x="3.779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4.267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5.245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5.733cm" svg:y="12.897cm" svg:viewBox="0 0 490 376" draw:points="0,376 490,376 490,0 0,0">
            <text:p/>
          </draw:polygon>
        </draw:g>
        <draw:g>
          <draw:polygon draw:style-name="gr13" draw:text-style-name="P17" draw:layer="layout" svg:width="0.489cm" svg:height="0.375cm" svg:x="6.221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6.709cm" svg:y="12.897cm" svg:viewBox="0 0 490 376" draw:points="0,376 490,376 490,0 0,0">
            <text:p/>
          </draw:polygon>
        </draw:g>
        <draw:g>
          <draw:polygon draw:style-name="gr3" draw:text-style-name="P4" draw:layer="layout" svg:width="0.489cm" svg:height="0.375cm" svg:x="7.197cm" svg:y="12.897cm" svg:viewBox="0 0 490 376" draw:points="0,376 490,376 490,0 0,0">
            <text:p text:style-name="P3">...</text:p>
          </draw:polygon>
        </draw:g>
        <draw:g>
          <draw:polygon draw:style-name="gr8" draw:text-style-name="P1" draw:layer="layout" svg:width="0.489cm" svg:height="0.375cm" svg:x="7.686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174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8.662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1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9.638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128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0.616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104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2cm" svg:y="12.899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1.597cm" svg:y="12.897cm" svg:viewBox="0 0 490 376" draw:points="0,376 490,376 490,0 0,0">
            <text:p/>
          </draw:polygon>
        </draw:g>
        <draw:g>
          <draw:polygon draw:style-name="gr14" draw:text-style-name="P18" draw:layer="layout" svg:width="0.489cm" svg:height="0.375cm" svg:x="12.573cm" svg:y="12.897cm" svg:viewBox="0 0 490 376" draw:points="0,376 490,376 490,0 0,0">
            <text:p/>
          </draw:polygon>
        </draw:g>
        <draw:g>
          <draw:polygon draw:style-name="gr15" draw:text-style-name="P17" draw:layer="layout" svg:width="0.489cm" svg:height="0.375cm" svg:x="13.063cm" svg:y="12.897cm" svg:viewBox="0 0 490 376" draw:points="0,376 490,376 490,0 0,0">
            <text:p/>
          </draw:polygon>
        </draw:g>
        <draw:g>
          <draw:polygon draw:style-name="gr16" draw:text-style-name="P18" draw:layer="layout" svg:width="0.489cm" svg:height="0.375cm" svg:x="13.551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039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4.527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01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505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5.993cm" svg:y="12.897cm" svg:viewBox="0 0 490 376" draw:points="0,376 490,376 490,0 0,0">
            <text:p/>
          </draw:polygon>
        </draw:g>
        <draw:g>
          <draw:polygon draw:style-name="gr8" draw:text-style-name="P1" draw:layer="layout" svg:width="0.489cm" svg:height="0.375cm" svg:x="16.481cm" svg:y="12.897cm" svg:viewBox="0 0 490 376" draw:points="0,376 490,376 490,0 0,0">
            <text:p/>
          </draw:polygon>
        </draw:g>
        <draw:g>
          <draw:polygon draw:style-name="gr12" draw:text-style-name="P8" draw:layer="layout" svg:width="0.489cm" svg:height="0.375cm" svg:x="11.592cm" svg:y="12.897cm" svg:viewBox="0 0 490 376" draw:points="0,376 490,376 490,0 0,0">
            <text:p text:style-name="P3"><text:span text:style-name="T3">a</text:span></text:p>
          </draw:polygon>
        </draw:g>
        <draw:g>
          <draw:polygon draw:style-name="gr12" draw:text-style-name="P8" draw:layer="layout" svg:width="0.489cm" svg:height="0.375cm" svg:x="14.023cm" svg:y="12.899cm" svg:viewBox="0 0 490 376" draw:points="0,376 490,376 490,0 0,0">
            <text:p text:style-name="P3"><text:span text:style-name="T3">b</text:span></text:p>
          </draw:polygon>
        </draw:g>
        <draw:g>
          <draw:polygon draw:style-name="gr3" draw:text-style-name="P4" draw:layer="layout" svg:width="0.489cm" svg:height="0.375cm" svg:x="4.768cm" svg:y="12.899cm" svg:viewBox="0 0 490 376" draw:points="0,376 490,376 490,0 0,0">
            <text:p text:style-name="P3">...</text:p>
          </draw:polygon>
        </draw:g>
        <draw:g>
          <draw:polygon draw:style-name="gr3" draw:text-style-name="P4" draw:layer="layout" svg:width="0.489cm" svg:height="0.375cm" svg:x="12.078cm" svg:y="12.901cm" svg:viewBox="0 0 490 376" draw:points="0,376 490,376 490,0 0,0">
            <text:p text:style-name="P3">...</text:p>
          </draw:polygon>
        </draw:g>
        <draw:g>
          <draw:path draw:style-name="gr4" draw:text-style-name="P19" draw:layer="layout" svg:width="0.125cm" svg:height="0.066cm" svg:x="3.581cm" svg:y="12.963cm" svg:viewBox="0 0 126 67" svg:d="M0 0c0 13 2 22 8 33s13 18 23 24c10 7 20 10 32 10s22-3 32-10c10-6 17-13 23-24s8-20 8-33">
            <text:p/>
          </draw:path>
          <draw:line draw:style-name="gr4" draw:text-style-name="P19" draw:layer="layout" svg:x1="3.644cm" svg:y1="13.094cm" svg:x2="3.644cm" svg:y2="12.976cm">
            <text:p/>
          </draw:line>
        </draw:g>
        <draw:g>
          <draw:polygon draw:style-name="gr3" draw:text-style-name="P20" draw:layer="layout" svg:width="1.003cm" svg:height="0.375cm" svg:x="2.718cm" svg:y="12.924cm" svg:viewBox="0 0 1004 376" draw:points="0,376 1004,376 1004,0 0,0">
            <text:p text:style-name="P3"><text:span text:style-name="T9">Icode</text:span></text:p>
          </draw:polygon>
        </draw:g>
        <draw:line draw:style-name="gr17" draw:text-style-name="P4" draw:layer="layout" svg:x1="4.3cm" svg:y1="12.7cm" svg:x2="7.2cm" svg:y2="12.7cm">
          <text:p/>
        </draw:line>
        <draw:g>
          <draw:polygon draw:style-name="gr3" draw:text-style-name="P21" draw:layer="layout" svg:width="2.403cm" svg:height="0.195cm" svg:x="4.296cm" svg:y="12.5cm" svg:viewBox="0 0 2404 196" draw:points="0,196 2404,196 2404,0 0,0">
            <text:p text:style-name="P3"><text:span text:style-name="T13">Increasing times</text:span></text:p>
          </draw:polygon>
        </draw:g>
        <draw:line draw:style-name="gr18" draw:text-style-name="P4" draw:layer="layout" svg:x1="7.2cm" svg:y1="12.9cm" svg:x2="7.2cm" svg:y2="12.6cm">
          <text:p/>
        </draw:line>
        <draw:line draw:style-name="gr19" draw:text-style-name="P4" draw:layer="layout" svg:x1="4.264cm" svg:y1="12.9cm" svg:x2="4.264cm" svg:y2="12.6cm">
          <text:p text:style-name="P3"><text:s/></text:p>
        </draw:line>
        <draw:g>
          <draw:polygon draw:style-name="gr3" draw:text-style-name="P8" draw:layer="layout" svg:width="0.489cm" svg:height="0.375cm" svg:x="5.27cm" svg:y="13.23cm" svg:viewBox="0 0 490 376" draw:points="0,376 490,376 490,0 0,0">
            <text:p text:style-name="P3"><text:span text:style-name="T3">a</text:span><text:span text:style-name="T2">'</text:span></text:p>
          </draw:polygon>
        </draw:g>
        <draw:g>
          <draw:polygon draw:style-name="gr3" draw:text-style-name="P8" draw:layer="layout" svg:width="0.489cm" svg:height="0.375cm" svg:x="6.245cm" svg:y="13.231cm" svg:viewBox="0 0 490 376" draw:points="0,376 490,376 490,0 0,0">
            <text:p text:style-name="P3"><text:span text:style-name="T3">b</text:span><text:span text:style-name="T2">'</text:span></text:p>
          </draw:polygon>
        </draw:g>
        <draw:line draw:style-name="gr18" draw:text-style-name="P4" draw:layer="layout" svg:x1="14.53cm" svg:y1="10.786cm" svg:x2="14.53cm" svg:y2="10.486cm">
          <text:p/>
        </draw:line>
        <draw:line draw:style-name="gr19" draw:text-style-name="P4" draw:layer="layout" svg:x1="11.594cm" svg:y1="10.786cm" svg:x2="11.594cm" svg:y2="10.486cm">
          <text:p text:style-name="P3"><text:s/></text:p>
        </draw:line>
        <draw:line draw:style-name="gr18" draw:text-style-name="P4" draw:layer="layout" svg:x1="7.197cm" svg:y1="11.486cm" svg:x2="7.197cm" svg:y2="11.186cm">
          <text:p/>
        </draw:line>
        <draw:line draw:style-name="gr19" draw:text-style-name="P4" draw:layer="layout" svg:x1="4.261cm" svg:y1="11.486cm" svg:x2="4.261cm" svg:y2="11.186cm">
          <text:p text:style-name="P3"><text:s/></text:p>
        </draw:line>
        <draw:path draw:style-name="gr20" draw:text-style-name="P4" draw:layer="layout" svg:width="7cm" svg:height="2.436cm" draw:transform="skewX (0.177499984927823) rotate (-2.76599779856061) translate (11.7cm 11.2cm)" svg:viewBox="0 0 7001 2437" svg:d="M0 0c3440 0 7001 2437 7001 2437">
          <text:p/>
        </draw:path>
        <draw:path draw:style-name="gr20" draw:text-style-name="P4" draw:layer="layout" svg:width="7.088cm" svg:height="2.44cm" draw:transform="skewX (0.170518667919846) rotate (-2.7708847204662) translate (14.1760000011336cm 11.1970000055867cm)" svg:viewBox="0 0 7089 2441" svg:d="M0 0c3482 0 7089 2441 7089 2441">
          <text:p/>
        </draw:path>
        <draw:g>
          <draw:polygon draw:style-name="gr3" draw:text-style-name="P20" draw:layer="layout" svg:width="1.003cm" svg:height="0.375cm" svg:x="2.718cm" svg:y="13.224cm" svg:viewBox="0 0 1004 376" draw:points="0,376 1004,376 1004,0 0,0">
            <text:p text:style-name="P3"><text:span text:style-name="T9">(WT)</text:span></text:p>
          </draw:polygon>
        </draw:g>
        <draw:frame draw:style-name="gr21" draw:text-style-name="P23" draw:layer="layout" svg:width="0.87cm" svg:height="0.798cm" svg:x="6.949cm" svg:y="13.502cm">
          <draw:text-box>
            <text:p text:style-name="P22"><text:span text:style-name="T14">LR</text:span></text:p>
          </draw:text-box>
        </draw:frame>
        <draw:g>
          <draw:path draw:style-name="gr4" draw:text-style-name="P19" draw:layer="layout" svg:width="0.125cm" svg:height="0.066cm" svg:x="8.232cm" svg:y="13.664cm" svg:viewBox="0 0 126 67" svg:d="M0 0c0 13 2 22 8 33s13 18 23 24c10 7 20 10 32 10s22-3 32-10c10-6 17-13 23-24s8-20 8-33">
            <text:p/>
          </draw:path>
          <draw:line draw:style-name="gr4" draw:text-style-name="P19" draw:layer="layout" svg:x1="8.295cm" svg:y1="13.795cm" svg:x2="8.295cm" svg:y2="13.677cm">
            <text:p/>
          </draw:line>
        </draw:g>
        <draw:g>
          <draw:path draw:style-name="gr4" draw:text-style-name="P19" draw:layer="layout" svg:width="0.125cm" svg:height="0.066cm" svg:x="15.764cm" svg:y="13.516cm" svg:viewBox="0 0 126 67" svg:d="M0 0c0 13 2 22 8 33s13 18 23 24c10 7 20 10 32 10s22-3 32-10c10-6 17-13 23-24s8-20 8-33">
            <text:p/>
          </draw:path>
          <draw:line draw:style-name="gr4" draw:text-style-name="P19" draw:layer="layout" svg:x1="15.827cm" svg:y1="13.647cm" svg:x2="15.827cm" svg:y2="13.52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erif1" svg:font-family="'Liberation Serif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25.566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2$Windows_X86_64 LibreOffice_project/60da17e045e08f1793c57c00ba83cdfce946d0aa</meta:generator>
    <dc:date>2020-01-09T17:20:12.151000000</dc:date>
    <meta:editing-duration>PT12H20M14S</meta:editing-duration>
    <meta:editing-cycles>99</meta:editing-cycles>
    <meta:document-statistic meta:object-count="337"/>
  </office:meta>
</office:document-meta>
</file>